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A000047EF00003F9011D979A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autospace="none"/>
      <style:text-properties style:font-name="Arial"/>
    </style:style>
    <style:style style:name="P2" style:family="paragraph" style:parent-style-name="Standard">
      <style:paragraph-properties fo:margin-top="0cm" fo:margin-bottom="0.353cm" style:contextual-spacing="false" fo:line-height="115%" style:text-autospace="none"/>
      <style:text-properties style:font-name="Arial" fo:font-size="9pt" fo:language="none" fo:country="none" style:text-underline-style="none" fo:font-weight="normal" style:font-size-asian="9pt" style:font-weight-asian="normal" style:font-size-complex="9pt" style:font-weight-complex="normal"/>
    </style:style>
    <style:style style:name="P3" style:family="paragraph" style:parent-style-name="Standard">
      <style:paragraph-properties fo:margin-top="0cm" fo:margin-bottom="0.353cm" style:contextual-spacing="false" fo:line-height="115%"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4" style:family="paragraph" style:parent-style-name="Standard">
      <style:paragraph-properties fo:margin-top="0cm" fo:margin-bottom="0.353cm" style:contextual-spacing="false" fo:line-height="100%" fo:text-align="center" style:justify-single-word="false" style:text-autospace="none"/>
      <style:text-properties style:font-name="Arial"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style:contextual-spacing="false" fo:line-height="115%" style:text-autospace="none"/>
      <style:text-properties style:font-name="Arial" fo:font-size="12pt" fo:language="none" fo:country="none" style:text-underline-style="none"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style:font-name-asian="Arial1" style:font-size-asian="12pt" style:font-weight-asian="bold" style:font-name-complex="Arial1" style:font-size-complex="12pt" style:font-weight-complex="bold"/>
    </style:style>
    <style:style style:name="P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0aa13f" style:font-name-asian="Arial1" style:font-size-asian="12pt" style:font-weight-asian="bold" style:font-name-complex="Arial1" style:font-size-complex="12pt" style:font-weight-complex="bold"/>
    </style:style>
    <style:style style:name="P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1055c6" style:font-name-asian="Arial1" style:font-size-asian="12pt" style:font-weight-asian="bold" style:font-name-complex="Arial1" style:font-size-complex="12pt" style:font-weight-complex="bold"/>
    </style:style>
    <style:style style:name="P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1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style:style>
    <style:style style:name="P1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officeooo:paragraph-rsid="0006ca92"/>
    </style:style>
    <style:style style:name="P1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Arial1" style:font-size-asian="9pt" style:font-weight-asian="normal" style:font-name-complex="Arial1" style:font-size-complex="9pt" style:font-weight-complex="normal"/>
    </style:style>
    <style:style style:name="P1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0bb9de" style:font-name-asian="Arial1" style:font-size-asian="9pt" style:font-weight-asian="normal" style:font-name-complex="Arial1" style:font-size-complex="9pt" style:font-weight-complex="normal"/>
    </style:style>
    <style:style style:name="P1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Arial1" style:font-size-asian="9pt" style:font-weight-asian="normal" style:font-name-complex="Arial1" style:font-size-complex="9pt" style:font-weight-complex="normal"/>
    </style:style>
    <style:style style:name="P1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2575d" style:font-name-asian="Arial1" style:font-size-asian="9pt" style:font-weight-asian="normal" style:font-name-complex="Arial1" style:font-size-complex="9pt" style:font-weight-complex="normal"/>
    </style:style>
    <style:style style:name="P1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7c200" style:font-name-asian="Arial1" style:font-size-asian="9pt" style:font-weight-asian="normal" style:font-name-complex="Arial1" style:font-size-complex="9pt" style:font-weight-complex="normal"/>
    </style:style>
    <style:style style:name="P1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9d908" style:font-name-asian="Arial1" style:font-size-asian="9pt" style:font-weight-asian="normal" style:font-name-complex="Arial1" style:font-size-complex="9pt" style:font-weight-complex="normal"/>
    </style:style>
    <style:style style:name="P1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P2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06ca92" style:font-name-asian="Courier New" style:font-size-asian="9pt" style:font-weight-asian="normal" style:font-name-complex="Courier New" style:font-size-complex="9pt" style:font-weight-complex="normal"/>
    </style:style>
    <style:style style:name="P2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Courier New" style:font-size-asian="9pt" style:font-weight-asian="normal" style:font-name-complex="Courier New" style:font-size-complex="9pt" style:font-weight-complex="normal"/>
    </style:style>
    <style:style style:name="P2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121d2" style:font-name-asian="Courier New" style:font-size-asian="9pt" style:font-weight-asian="normal" style:font-name-complex="Courier New" style:font-size-complex="9pt" style:font-weight-complex="normal"/>
    </style:style>
    <style:style style:name="P2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2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style:style>
    <style:style style:name="P25" style:family="paragraph" style:parent-style-name="Standard" style:master-page-name="Standard">
      <style:paragraph-properties fo:margin-top="0cm" fo:margin-bottom="0.353cm" style:contextual-spacing="false" fo:line-height="115%" fo:text-align="center" style:justify-single-word="false" style:page-number="auto" style:text-autospace="none"/>
      <style:text-properties style:font-name="Arial" fo:font-size="16pt" fo:language="none" fo:country="none" style:text-underline-style="solid" style:text-underline-width="auto" style:text-underline-color="font-color" style:font-size-asian="16pt" style:font-size-complex="16pt"/>
    </style:style>
    <style:style style:name="P26"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27"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paragraph-rsid="00077924" style:font-name-asian="Arial1" style:font-size-asian="9pt" style:font-weight-asian="normal" style:font-name-complex="Arial1" style:font-size-complex="9pt" style:font-weight-complex="normal"/>
    </style:style>
    <style:style style:name="P28"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rsid="00056f0d" officeooo:paragraph-rsid="00056f0d" style:font-name-asian="Arial1" style:font-size-asian="9pt" style:font-weight-asian="normal" style:font-name-complex="Arial1" style:font-size-complex="9pt" style:font-weight-complex="normal"/>
    </style:style>
    <style:style style:name="P29"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officeooo:paragraph-rsid="000aa13f"/>
    </style:style>
    <style:style style:name="P3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Arial1" style:font-size-asian="9pt" style:font-weight-asian="normal" style:font-name-complex="Arial1" style:font-size-complex="9pt" style:font-weight-complex="normal"/>
    </style:style>
    <style:style style:name="P3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Arial1" style:font-size-asian="9pt" style:font-weight-asian="normal" style:font-name-complex="Arial1" style:font-size-complex="9pt" style:font-weight-complex="normal"/>
    </style:style>
    <style:style style:name="P3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bbfa8" style:font-name-asian="Arial1" style:font-size-asian="9pt" style:font-weight-asian="normal" style:font-name-complex="Arial1" style:font-size-complex="9pt" style:font-weight-complex="normal"/>
    </style:style>
    <style:style style:name="P3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e55b9" style:font-name-asian="Arial1" style:font-size-asian="9pt" style:font-weight-asian="normal" style:font-name-complex="Arial1" style:font-size-complex="9pt" style:font-weight-complex="normal"/>
    </style:style>
    <style:style style:name="P3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f273b" style:font-name-asian="Arial1" style:font-size-asian="9pt" style:font-weight-asian="normal" style:font-name-complex="Arial1" style:font-size-complex="9pt" style:font-weight-complex="normal"/>
    </style:style>
    <style:style style:name="P3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2b22c" style:font-name-asian="Arial1" style:font-size-asian="9pt" style:font-weight-asian="normal" style:font-name-complex="Arial1" style:font-size-complex="9pt" style:font-weight-complex="normal"/>
    </style:style>
    <style:style style:name="P3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1f273b" style:font-name-asian="Arial1" style:font-size-asian="12pt" style:font-weight-asian="bold" style:font-name-complex="Arial1" style:font-size-complex="12pt" style:font-weight-complex="bold"/>
    </style:style>
    <style:style style:name="P3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1" style:family="text">
      <style:text-properties fo:font-size="12pt" fo:language="none" fo:country="none" style:text-underline-style="none" fo:font-weight="bold" style:font-size-asian="12pt" style:font-weight-asian="bold" style:font-size-complex="12pt" style:font-weight-complex="bold"/>
    </style:style>
    <style:style style:name="T2" style:family="text">
      <style:text-properties fo:font-size="9pt" fo:language="none" fo:country="none" style:text-underline-style="none" fo:font-weight="normal" style:font-name-asian="Arial1" style:font-size-asian="9pt" style:font-weight-asian="normal" style:font-name-complex="Arial1" style:font-size-complex="9pt" style:font-weight-complex="normal"/>
    </style:style>
    <style:style style:name="T3" style:family="text">
      <style:text-properties fo:font-size="9pt" fo:language="none" fo:country="none" style:text-underline-style="none" fo:font-weight="normal" style:font-name-asian="Calibri" style:font-size-asian="9pt" style:font-weight-asian="normal" style:font-name-complex="Calibri" style:font-size-complex="9pt" style:font-weight-complex="normal"/>
    </style:style>
    <style:style style:name="T4" style:family="text">
      <style:text-properties fo:font-size="9pt" style:text-underline-style="none" fo:font-weight="normal" style:font-size-asian="9pt" style:font-weight-asian="normal" style:font-size-complex="9pt" style:font-weight-complex="normal"/>
    </style:style>
    <style:style style:name="T5" style:family="text">
      <style:text-properties fo:font-size="9pt" style:text-underline-style="none" fo:font-weight="normal" officeooo:rsid="001456ec" style:font-size-asian="9pt" style:font-weight-asian="normal" style:font-size-complex="9pt" style:font-weight-complex="normal"/>
    </style:style>
    <style:style style:name="T6" style:family="text">
      <style:text-properties fo:font-size="9pt" style:text-underline-style="none" fo:font-weight="normal" officeooo:rsid="001d313f" style:font-size-asian="9pt" style:font-weight-asian="normal" style:font-size-complex="9pt" style:font-weight-complex="normal"/>
    </style:style>
    <style:style style:name="T7" style:family="text">
      <style:text-properties fo:font-size="9pt" style:text-underline-style="none" style:font-size-asian="9pt" style:font-size-complex="9pt"/>
    </style:style>
    <style:style style:name="T8" style:family="text">
      <style:text-properties fo:font-size="16pt" fo:language="none" fo:country="none" style:text-underline-style="none" fo:font-weight="bold" style:font-size-asian="16pt" style:font-weight-asian="bold" style:font-size-complex="16pt" style:font-weight-complex="bold"/>
    </style:style>
    <style:style style:name="T9" style:family="text">
      <style:text-properties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0" style:family="text">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size="9pt" fo:language="none" fo:country="none" style:text-underline-style="none" fo:font-weight="normal" officeooo:rsid="0006ca92" style:font-name-asian="Courier New" style:font-size-asian="9pt" style:font-weight-asian="normal" style:font-name-complex="Courier New" style:font-size-complex="9pt" style:font-weight-complex="normal"/>
    </style:style>
    <style:style style:name="T12" style:family="text">
      <style:text-properties fo:color="#000000" style:font-name-asian="Consolas" style:font-name-complex="Consolas"/>
    </style:style>
    <style:style style:name="T13" style:family="text">
      <style:text-properties fo:color="#000000" officeooo:rsid="000cbfca" style:font-name-asian="Consolas" style:font-name-complex="Consolas"/>
    </style:style>
    <style:style style:name="T14" style:family="text">
      <style:text-properties fo:color="#000000" officeooo:rsid="001121d2" style:font-name-asian="Consolas" style:font-name-complex="Consolas"/>
    </style:style>
    <style:style style:name="T15" style:family="text">
      <style:text-properties fo:color="#000000" fo:font-weight="bold" style:font-name-asian="Consolas" style:font-weight-asian="bold" style:font-name-complex="Consolas" style:font-weight-complex="bold"/>
    </style:style>
    <style:style style:name="T16" style:family="text">
      <style:text-properties officeooo:rsid="00046543"/>
    </style:style>
    <style:style style:name="T17" style:family="text">
      <style:text-properties officeooo:rsid="00056f0d"/>
    </style:style>
    <style:style style:name="T18" style:family="text">
      <style:text-properties officeooo:rsid="0006ca92"/>
    </style:style>
    <style:style style:name="T19" style:family="text">
      <style:text-properties officeooo:rsid="00077924"/>
    </style:style>
    <style:style style:name="T20" style:family="text">
      <style:text-properties officeooo:rsid="000bb9de"/>
    </style:style>
    <style:style style:name="T21" style:family="text">
      <style:text-properties officeooo:rsid="000cbfca"/>
    </style:style>
    <style:style style:name="T22" style:family="text">
      <style:text-properties officeooo:rsid="000ea93c"/>
    </style:style>
    <style:style style:name="T23" style:family="text">
      <style:text-properties officeooo:rsid="000f4342"/>
    </style:style>
    <style:style style:name="T24" style:family="text">
      <style:text-properties officeooo:rsid="000fc4e4"/>
    </style:style>
    <style:style style:name="T25" style:family="text">
      <style:text-properties officeooo:rsid="001121d2"/>
    </style:style>
    <style:style style:name="T26" style:family="text">
      <style:text-properties officeooo:rsid="00115146"/>
    </style:style>
    <style:style style:name="T27" style:family="text">
      <style:text-properties officeooo:rsid="0012575d"/>
    </style:style>
    <style:style style:name="T28" style:family="text">
      <style:text-properties officeooo:rsid="001742ad"/>
    </style:style>
    <style:style style:name="T29" style:family="text">
      <style:text-properties officeooo:rsid="0017c200"/>
    </style:style>
    <style:style style:name="T30" style:family="text">
      <style:text-properties officeooo:rsid="00181b92"/>
    </style:style>
    <style:style style:name="T31" style:family="text">
      <style:text-properties officeooo:rsid="001bbfa8"/>
    </style:style>
    <style:style style:name="T32" style:family="text">
      <style:text-properties officeooo:rsid="001c34f8"/>
    </style:style>
    <style:style style:name="T33" style:family="text">
      <style:text-properties officeooo:rsid="001e55b9"/>
    </style:style>
    <style:style style:name="T34" style:family="text">
      <style:text-properties style:font-name="Arial" officeooo:rsid="001e55b9"/>
    </style:style>
    <style:style style:name="T35" style:family="text">
      <style:text-properties style:font-name="Arial" officeooo:rsid="001456ec"/>
    </style:style>
    <style:style style:name="T36" style:family="text">
      <style:text-properties officeooo:rsid="001f27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FC: Refactory plan for ChEOPSJ</text:p>
      <text:p text:style-name="P1"><text:span text:style-name="T1">Introduction</text:span><text:span text:style-name="T8"> </text:span></text:p>
      <text:p text:style-name="P2">After looking at the class blueprints and their interactions in codecity, we learned that the classes SVNConnector and SVNLogEntryHandler are only being used by the class DistillChanges (more precisely only in its methods: ExtractChangesFromJavaFiles(), iterateRevisions() and updateOneRev(). We also noticed that both SVN related classes <text:span text:style-name="T22">almost have no interaction with each other</text:span>!</text:p>
      <text:p text:style-name="P4"><draw:frame draw:style-name="fr1" draw:name="graphics1" text:anchor-type="as-char" svg:width="10.499cm" svg:height="8.467cm" draw:z-index="0"><draw:image xlink:href="Pictures/2000000A000047EF00003F9011D979A4.wmf" xlink:type="simple" xlink:show="embed" xlink:actuate="onLoad"/></draw:frame></text:p>
      <text:p text:style-name="P3"><text:tab/>We can see that there are 11 <text:span text:style-name="T22">methods</text:span> being used (6 of the SVNConnector class, <text:span text:style-name="T22">5 of the SVNLogEntryHandler</text:span>) by the DistillChanges class, these will be provided in common interfaces.</text:p>
      <text:p text:style-name="P3">For making our refactoring succesful and preventing risks, we won't use a big bang integration. <text:span text:style-name="T22">In one of the SVNConnector methods (getCommitMessage)</text:span> <text:span text:style-name="T22">we see that it uses SVNLogEntryHandler. Therefore </text:span>we will first focus on refactoring the <text:span text:style-name="T22">SVNLogEntryHandler</text:span> and afterwards refactor the <text:span text:style-name="T22">SVNConnector</text:span>. It's very important to work in schematic well ordered steps!</text:p>
      <text:p text:style-name="P5">Aspects</text:p>
      <text:list xml:id="list7616501886430873082" text:style-name="RTF_5f_Num_20_2">
        <text:list-item>
          <text:p text:style-name="P27">RepositoryConnector/<text:span text:style-name="T16">LogEntryHandler</text:span> <text:span text:style-name="T19">I</text:span>nterface<text:span text:style-name="T23">s</text:span> with shared functions that are currently in the SVNConnector/<text:span text:style-name="T19">SVN</text:span><text:span text:style-name="T16">LogEntryHandler </text:span>Class</text:p>
        </text:list-item>
        <text:list-item>
          <text:p text:style-name="P26">For each kind of repository (Git, SVN, ... ) a connector class (SVNConnector, GITConnector, ..) which implements the RepositoryConnector <text:span text:style-name="T17">i</text:span>nterface.</text:p>
        </text:list-item>
        <text:list-item>
          <text:p text:style-name="P28">For each kind of repository (Git, SVN, …) a logentryhandler class (SVNLogEntryHandler, GITLogEntryHandler, …) which implements the LogEntryHandler interface.</text:p>
        </text:list-item>
        <text:list-item>
          <text:p text:style-name="P26">Factory pattern to create the connector/<text:span text:style-name="T17">logentryhandler</text:span> of choice</text:p>
        </text:list-item>
        <text:list-item>
          <text:p text:style-name="P26">Singleton pattern, because there can be only one factory object, SVNConnector object, GITConnector object, ...</text:p>
        </text:list-item>
        <text:list-item>
          <text:p text:style-name="P29"><text:span text:style-name="T2">The use of a property file instead of hardcoded configurations.</text:span><text:span text:style-name="T9"><text:line-break/></text:span><text:span text:style-name="T2"><text:tab/>Possible ways to handle this: ordered from worst to best: </text:span><text:span text:style-name="T9"><text:line-break/><text:tab/><text:tab/></text:span><text:span text:style-name="T3">1) Hardcoded Configs (currently)<text:line-break/><text:tab/><text:tab/>2) Config XML/property file<text:line-break/><text:tab/><text:tab/>3) Own Plugin with preferences (however this goes out of the scope of <text:line-break/><text:tab/><text:tab/>our time frame and project description)</text:span></text:p>
        </text:list-item>
      </text:list>
      <text:p text:style-name="P7"><text:soft-page-break/>Package Structure</text:p>
      <text:p text:style-name="P9">The package 'svnconnection' will be renamed to connections.</text:p>
      <text:p text:style-name="P20">-- be.ac.ua.ansymo.cheopsj.distiller.connections<text:line-break/><text:tab/>---- <text:span text:style-name="T30">RepositoryFactory</text:span>.java (factory)<text:line-break/><text:tab/>---- RepositoryConnector.java (interface)<text:line-break/><text:tab/>---- <text:span text:style-name="T18">LogEntryHandler</text:span>.java (interface)<text:line-break/><text:tab/>---- impl (package)</text:p>
      <text:p text:style-name="P11"><text:span text:style-name="T10">-- be.ac.ua.ansymo.cheopsj.distiller.connections.impl<text:line-break/><text:tab/>---- SVNConnector.java<text:line-break/><text:tab/>---- GITConnector.java<text:line-break/><text:tab/>---- </text:span><text:span text:style-name="T11">SVNLogEntryHandler </text:span><text:span text:style-name="T10">.java<text:line-break/><text:tab/>---- </text:span><text:span text:style-name="T11">GITLogEntryHandler </text:span><text:span text:style-name="T10">.java</text:span><text:span text:style-name="T2"><text:line-break/><text:tab/></text:span></text:p>
      <text:p text:style-name="P6">Properties file</text:p>
      <text:p text:style-name="P9">Because the location of a file is rather hard to find at runtime when using plugins, the location to the file can be passed to the factory, this way the factory can read what kind of <text:span text:style-name="T24">object</text:span> it should return, it will be passed further on to the Connector/<text:span text:style-name="T24">LogEntryHandler</text:span> classes itself, so those can read the url, username and passwords out of it!</text:p>
      <text:p text:style-name="P10"><text:span text:style-name="T2">The structure would be something like:<text:line-break/><text:line-break/></text:span><text:span text:style-name="T10">type_in_use = SVN<text:line-break/>SVN_username = <text:s/>abc<text:line-break/>SVN_password = def<text:line-break/>SVN_url = http:...</text:span></text:p>
      <text:p text:style-name="P19">GIT_username = xyz<text:line-break/>GIT_password = klm<text:line-break/>GIT_url = http:...</text:p>
      <text:p text:style-name="P13"/>
      <text:p text:style-name="P8"><text:span text:style-name="T20">LogEntryHandler</text:span> &lt;interface&gt;</text:p>
      <text:p text:style-name="P22">interface <text:span text:style-name="T21">LogEntryHandler</text:span>{<text:line-break/><text:tab/><text:span text:style-name="T25">getChangedPaths();</text:span><text:line-break/><text:tab/><text:span text:style-name="T13">String getMessage();<text:line-break/><text:tab/></text:span><text:span text:style-name="T14">String getUser();</text:span><text:span text:style-name="T13"><text:line-break/><text:tab/></text:span><text:span text:style-name="T14">Date getDate();</text:span></text:p>
      <text:p text:style-name="P21">}</text:p>
      <text:p text:style-name="P8"><text:span text:style-name="T20">SVNLogEntryHandler</text:span> &amp; <text:span text:style-name="T20">GITLogEntryHandler</text:span> &lt;class&gt;</text:p>
      <text:p text:style-name="P16">class <text:span text:style-name="T27">SVNLogEntryHandler</text:span> implements <text:span text:style-name="T27">LogEntryHandler</text:span>{<text:line-break/><text:tab/><text:span text:style-name="T27">SVNLogEntryHandler</text:span>();<text:line-break/><text:tab/>//implementation of the 5 functions of the interface<text:line-break/><text:tab/><text:span text:style-name="T27">LogEntryHandler</text:span> <text:span text:style-name="T27">getLogEntryHandler</text:span>(File configFile);<text:line-break/><text:tab/>//will be explained below</text:p>
      <text:p text:style-name="P15">}</text:p>
      <text:p text:style-name="P16">class <text:span text:style-name="T27">GITLogEntryHandler</text:span> implements <text:span text:style-name="T27">LogEntryHandler</text:span>{<text:line-break/><text:tab/><text:span text:style-name="T27">GITLogEntryHandler</text:span>();<text:line-break/><text:tab/>//implementation of the 5 functions of the interface<text:line-break/><text:tab/><text:span text:style-name="T27">LogEntryHandler</text:span> <text:span text:style-name="T27">getLogEntryHandler</text:span>(File configFile);<text:line-break/><text:tab/>//will be explained below</text:p>
      <text:p text:style-name="P15">}</text:p>
      <text:p text:style-name="P8"><text:soft-page-break/>RepositoryConnector &lt;interface&gt;</text:p>
      <text:p text:style-name="P19">interface RepositoryConnector{<text:line-break/><text:tab/>void initialize();<text:line-break/><text:tab/>void updateToRevision(File, long, IProgressMonitor);<text:line-break/><text:tab/>long getCurrentRevision(File);<text:span text:style-name="T15"><text:line-break/><text:tab/></text:span><text:span text:style-name="T12">void getCommitMessage(File , long , LogEntryHandler);<text:line-break/><text:tab/>String getFileContents(String, long );</text:span></text:p>
      <text:p text:style-name="P19">}</text:p>
      <text:p text:style-name="P6">SVNConnector &amp; GITConnector &lt;class&gt;</text:p>
      <text:p text:style-name="P13">class SVNConnector implements RepositoryConnector{<text:line-break/><text:tab/>SVNConnect<text:span text:style-name="T26">o</text:span>r();<text:line-break/><text:tab/>//implementation of the 5 functions of the interface<text:line-break/><text:tab/>RepositoryConnector getConnector(File configFile);<text:line-break/><text:tab/>//will be explained below</text:p>
      <text:p text:style-name="P13">}</text:p>
      <text:p text:style-name="P13">class GITConnector implements RepositoryConnector{<text:line-break/><text:tab/>GITConnect<text:span text:style-name="T28">o</text:span>r();<text:line-break/><text:tab/>//implementation of the 5 functions of the interface<text:line-break/><text:tab/>RepositoryConnector getConnector(File configFile);<text:line-break/><text:tab/>//will be explained below</text:p>
      <text:p text:style-name="P13">}</text:p>
      <text:p text:style-name="P14"/>
      <text:p text:style-name="P6">Possible improvement for the future</text:p>
      <text:p text:style-name="P9">In case we notice that there is a lot of shared common functionality between all Connector/<text:span text:style-name="T29">LogEntryHandler</text:span> classes, we could add an abstract class which gets extended, this way common private functions can be used. However our first goal is making it work, then make it better!</text:p>
      <text:p text:style-name="P9"/>
      <text:p text:style-name="P6">RepositoryFactory</text:p>
      <text:p text:style-name="P9">The factory will provide the function<text:span text:style-name="T32">s</text:span>:</text:p>
      <text:p text:style-name="P17">RepositoryConnector RepositoryFactory.getConnector(File configFile);<text:line-break/><text:span text:style-name="T29">LogEntryHandler</text:span> RepositoryFactory.<text:span text:style-name="T29">getLogEntryHandler</text:span>(File configFile);</text:p>
      <text:p text:style-name="P9">which returns an object that implements the interface RepositoryConnector/<text:span text:style-name="T29">LogEntryHandler.</text:span></text:p>
      <text:p text:style-name="P12">Singleton<text:line-break/><text:span text:style-name="T4">The repositoryFactory (as well as the Connectors/</text:span><text:span text:style-name="T6">Handlers</text:span><text:span text:style-name="T4"> </text:span><text:span text:style-name="T6">themselves</text:span><text:span text:style-name="T4">) are singletons, therefore only one object can be created out of it. This is done as follows:</text:span></text:p>
      <text:p text:style-name="P13">public class RepositoryFactory{</text:p>
      <text:p text:style-name="P13"><text:tab/>static private RepositoryFactory singleton;</text:p>
      <text:p text:style-name="P23"><text:span text:style-name="T4"><text:tab/></text:span><text:span text:style-name="T7">private</text:span><text:span text:style-name="T4"> RepositoryFactory();<text:line-break/><text:tab/>//this is made private so other classes can't create a new object by just calling <text:tab/>new RepositoryFactory();</text:span></text:p>
      <text:p text:style-name="P23"><text:span text:style-name="T4"><text:tab/></text:span><text:span text:style-name="T7">private</text:span><text:span text:style-name="T4"> static RepositoryFactory getFactory(){<text:line-break/><text:tab/><text:tab/>if(singleton == null){<text:line-break/><text:tab/><text:tab/><text:tab/>singleton = new RepositoryFactory();<text:line-break/></text:span><text:soft-page-break/><text:span text:style-name="T4"><text:tab/><text:tab/>}<text:line-break/><text:tab/><text:tab/>return singleton;<text:line-break/><text:tab/>}</text:span></text:p>
      <text:p text:style-name="P13"><text:tab/>public static RepositoryConnector getConnector(File configFile){<text:line-break/><text:tab/><text:tab/>RepositoryFactory factory = RepositoryFactory.getFactory();<text:line-break/><text:tab/><text:tab/>RepositoryConnection RC = factory.instantiateConnection(File configFile);<text:line-break/><text:tab/><text:tab/>return RC;<text:line-break/><text:tab/>}</text:p>
      <text:p text:style-name="P13"><text:tab/>private RepositoryConnection instantiateConnection(File configFile){<text:line-break/><text:tab/><text:tab/>String type = fetchFromPropertiesFile(File,type_in_use);</text:p>
      <text:p text:style-name="P24"><text:span text:style-name="T2"><text:tab/><text:tab/>if(type.</text:span><text:span text:style-name="T4">equalsIgnoreCase(“svn”){<text:line-break/><text:tab/><text:tab/><text:tab/>return SVNConnector.getConnector(File configFile);<text:line-break/><text:tab/><text:tab/>}else if(</text:span><text:span text:style-name="T2">type.</text:span><text:span text:style-name="T4">equalsIgnoreCase(“git”){<text:line-break/><text:tab/><text:tab/><text:tab/>return GITConnector.getConnector(File configFile);<text:line-break/><text:tab/><text:tab/>}</text:span><text:span text:style-name="T2"><text:line-break/><text:tab/>}</text:span></text:p>
      <text:p text:style-name="P35"><text:tab/>public static <text:span text:style-name="T31">LogEntryHandler</text:span> <text:span text:style-name="T31">getLogEntryHandler</text:span>(File configFile){<text:line-break/><text:tab/><text:tab/>RepositoryFactory factory = RepositoryFactory.getFactory(File configFile);<text:line-break/><text:tab/><text:tab/><text:span text:style-name="T31">LogEntryHandler</text:span> <text:span text:style-name="T31">LEH</text:span> = factory.instantiate<text:span text:style-name="T31">Handler</text:span>();<text:line-break/><text:tab/><text:tab/>return <text:span text:style-name="T31">LEH</text:span>;<text:line-break/><text:tab/>}</text:p>
      <text:p text:style-name="P18"><text:tab/>private RepositoryConnection instantiate<text:span text:style-name="T31">Handler</text:span>(){<text:line-break/><text:tab/><text:tab/>String type = fetchFromPropertiesFile(File,type_in_use);</text:p>
      <text:p text:style-name="P32"><text:tab/><text:tab/>if(type.equalsIgnoreCase(“svn”){<text:line-break/><text:tab/><text:tab/><text:tab/>return <text:span text:style-name="T31">SVNLogEntryHandler</text:span>.<text:span text:style-name="T31">getLogEntryHandler</text:span>();<text:line-break/><text:tab/><text:tab/>}else if(type.equalsIgnoreCase(“git”){<text:line-break/><text:tab/><text:tab/><text:tab/>return <text:span text:style-name="T31">GITLogEntryHandler</text:span>.<text:span text:style-name="T31">getLogEntryHandler</text:span>();<text:line-break/><text:tab/><text:tab/>}<text:line-break/><text:tab/>}</text:p>
      <text:p text:style-name="P13">}</text:p>
      <text:p text:style-name="P6"/>
      <text:p text:style-name="P6">SVNConnector's getConnector function (same for GITConnector)</text:p>
      <text:p text:style-name="P13">public static RepositoryConnector getConnector(File configFile){<text:line-break/><text:tab/>if(singleton == null){<text:line-break/><text:tab/><text:tab/>String username = fetchFromPropertiesFile(File,SVN_username);<text:line-break/><text:tab/><text:tab/>String password = fetchFromPropertiesFile(File,SVN_password);<text:line-break/><text:tab/><text:tab/>singleton = new SVNConnector(username,password);<text:line-break/><text:tab/>}<text:line-break/><text:tab/>return singleton;<text:line-break/>}</text:p>
      <text:p text:style-name="P36"><text:span text:style-name="T36">SVNLogEntryHandler</text:span> <text:span text:style-name="T36">getLogEntryHandler</text:span> function (same for <text:span text:style-name="T36">GITLogEntryHandler</text:span>)</text:p>
      <text:p text:style-name="P34">public static <text:span text:style-name="T36">LogEntryHandler</text:span> <text:span text:style-name="T36">getLogEntryHandler</text:span>(){<text:line-break/><text:tab/>if(singleton == null){<text:line-break/><text:tab/><text:tab/>singleton = new SVNConnector();<text:line-break/><text:tab/>}<text:line-break/><text:tab/>return singleton;<text:line-break/>}</text:p>
      <text:p text:style-name="P12"/>
      <text:p text:style-name="P12"><text:soft-page-break/>Singleton<text:line-break/><text:span text:style-name="T4">Like said above, the Connector classes itself are singletons too, therefor</text:span><text:span text:style-name="T5">e</text:span><text:span text:style-name="T4"> they should also have:</text:span></text:p>
      <text:p text:style-name="P33">static private SVNConnector singleton;<text:line-break/>private SVNConnector(username,password);<text:line-break/><text:line-break/><text:span text:style-name="T34">The LogEntryHandlers should also have:<text:line-break/><text:line-break/></text:span><text:span text:style-name="T33">static private SVNLogEntryHandler singleton;<text:line-break/>private SVNLogEntryHand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Janssens </meta:initial-creator>
    <meta:creation-date>2013-08-15T01:35:39.79</meta:creation-date>
    <dc:date>2013-08-18T19:15:31.93</dc:date>
    <meta:editing-duration>PT1H20M40S</meta:editing-duration>
    <meta:editing-cycles>33</meta:editing-cycles>
    <meta:generator>LibreOffice/4.0.0.3$Windows_x86 LibreOffice_project/7545bee9c2a0782548772a21bc84a9dcc583b89</meta:generator>
    <meta:document-statistic meta:table-count="0" meta:image-count="1" meta:object-count="0" meta:page-count="5" meta:paragraph-count="61" meta:word-count="817" meta:character-count="7189" meta:non-whitespace-character-count="6309"/>
  </office:meta>
</office:document-meta>
</file>